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ySender.get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ifySender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Sender.attach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tifySender.getT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tifySender.getAllowed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